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3E358BC383E7B73A2.png" manifest:media-type="image/png"/>
  <manifest:file-entry manifest:full-path="Pictures/100000000000037400000297480466BE5DFBA247.png" manifest:media-type="image/png"/>
  <manifest:file-entry manifest:full-path="Pictures/10000B5E000051F5000074114823E773DCE0F308.pdf" manifest:media-type="application/pdf"/>
  <manifest:file-entry manifest:full-path="Pictures/100000000000037400000297BB61C3FB91920337.jpg" manifest:media-type="image/jpeg"/>
  <manifest:file-entry manifest:full-path="Pictures/100000010000021600000196210260A7091A7D72.png" manifest:media-type="image/png"/>
  <manifest:file-entry manifest:full-path="Pictures/20000002000001900000013003F33DA50B399035.eps" manifest:media-type="image/x-eps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47f" officeooo:paragraph-rsid="000f247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eps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5.5555in" svg:height="4.222in" draw:z-index="0"><draw:image xlink:href="Pictures/20000002000001900000013003F33DA50B399035.eps" xlink:type="simple" xlink:show="embed" xlink:actuate="onLoad" draw:mime-type="image/x-svm"/><draw:image xlink:href="Pictures/100000010000021600000196210260A7091A7D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jpg</text:p>
      <text:p text:style-name="Standard"/>
      <text:p text:style-name="Standard"/>
      <text:p text:style-name="Standard"/>
      <text:p text:style-name="Standard"><draw:frame draw:style-name="fr3" draw:name="Image2" text:anchor-type="char" svg:width="6.6929in" svg:height="5.0193in" draw:z-index="1"><draw:image xlink:href="Pictures/100000000000037400000297BB61C3FB91920337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pdf</text:p>
      <text:p text:style-name="Standard"><draw:frame draw:style-name="fr2" draw:name="Image3" text:anchor-type="char" svg:width="6.6929in" svg:height="9.478in" draw:z-index="2"><draw:image xlink:href="Pictures/10000B5E000051F5000074114823E773DCE0F308.pdf" xlink:type="simple" xlink:show="embed" xlink:actuate="onLoad" draw:mime-type="application/pdf"/><draw:image xlink:href="Pictures/100000010000031900000463E358BC383E7B73A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NG</text:p>
      <text:p text:style-name="Standard"/>
      <text:p text:style-name="Standard"/>
      <text:p text:style-name="Standard"/>
      <text:p text:style-name="Standard"><draw:frame draw:style-name="fr1" draw:name="Image4" text:anchor-type="char" svg:width="5.8925in" svg:height="4.4193in" draw:z-index="3"><draw:image xlink:href="Pictures/100000000000037400000297480466BE5DFBA2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5:12:58.370467462</meta:creation-date>
    <dc:date>2023-08-26T15:19:28.757329130</dc:date>
    <meta:editing-duration>PT6M32S</meta:editing-duration>
    <meta:editing-cycles>1</meta:editing-cycles>
    <meta:document-statistic meta:table-count="0" meta:image-count="4" meta:object-count="0" meta:page-count="6" meta:paragraph-count="4" meta:word-count="4" meta:character-count="12" meta:non-whitespace-character-count="12"/>
    <meta:generator>LibreOffice/7.4.7.2$Linux_X86_64 LibreOffice_project/40$Build-2</meta:generator>
  </office:meta>
</office:document-meta>
</file>